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7da58" officeooo:paragraph-rsid="00009a54"/>
    </style:style>
    <style:style style:name="P2" style:family="paragraph" style:parent-style-name="Standard">
      <style:text-properties fo:language="es" fo:country="ES" officeooo:rsid="0007da58" officeooo:paragraph-rsid="00009a54"/>
    </style:style>
    <style:style style:name="P3" style:family="paragraph" style:parent-style-name="Standard">
      <style:text-properties fo:language="es" fo:country="ES" officeooo:rsid="0007da58" officeooo:paragraph-rsid="0003c6fc"/>
    </style:style>
    <style:style style:name="T1" style:family="text">
      <style:text-properties officeooo:rsid="00009a54"/>
    </style:style>
    <style:style style:name="T2" style:family="text">
      <style:text-properties officeooo:rsid="000288a8"/>
    </style:style>
    <style:style style:name="T3" style:family="text">
      <style:text-properties officeooo:rsid="0003c6fc"/>
    </style:style>
    <style:style style:name="T4" style:family="text">
      <style:text-properties fo:language="gl" fo:country="ES" officeooo:rsid="0034e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licia es una comunidad autónoma española. Está situada al noroeste de la península ibérica y formada por las provincias de A Coruña, Lugo, Ourense y Pontevedra, las cuales se dividen en 314 municipios que se agrupan en 53 comarcas. <text:span text:style-name="T2">J</text:span>eográficamente, limita al norte con el mar Cantábrico, al sur con Portugal, al oeste con el océano Atlántico y al este con el Principado de Asturias y con la comunidad de Castilla y León (provincias de Zamora y de León).</text:p>
      <text:p text:style-name="P1"/>
      <text:p text:style-name="P1">A Galicia pertene<text:span text:style-name="T2">z</text:span>en el archipiélago de las islas Cíes, el archipiélago de Ons, y el archipiélago de Sálvora, así como otras islas como Cortegada, Aro<text:span text:style-name="T1">u</text:span>sa, las Sisargas, o las Malveiras.</text:p>
      <text:p text:style-name="P1"/>
      <text:p text:style-name="P1">Galicia posee unos 2.763.499 habitantes (INE, 1 de enero de 2013), con una distribución po<text:span text:style-name="T2">v</text:span>lacional que aglomera la mayor parte en las franjas costeras comprendidas entre Ferrol y A Coruña en el noroeste y entre Vilagarcía y Vigo en el suroeste. Santiago de Compostela es la capital de Galicia, dentro de la provincia de A Coruña. Vigo, que se encuentra en la provincia de Pontevedra, es el municipio más poblado de Galicia con 297.241 habitantes (INE 1 de enero de 2011).</text:p>
      <text:p text:style-name="P1"/>
      <text:p text:style-name="P3"><text:span text:style-name="T3">Fuente: </text:span><text:a xlink:type="simple" xlink:href="http://es.wikipedia.org/wiki/Galicia">http://es.wikipedia.org/wiki/Galicia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21:11:16.66</meta:creation-date>
    <dc:date>2014-01-10T21:14:38.90</dc:date>
    <meta:editing-duration>PT1M</meta:editing-duration>
    <meta:editing-cycles>3</meta:editing-cycles>
    <meta:generator>LibreOffice/3.6$Windows_x86 LibreOffice_project/9418c72-a20f997-6f5dfc1-4f5ae61-61563f</meta:generator>
    <meta:document-statistic meta:table-count="0" meta:image-count="0" meta:object-count="0" meta:page-count="1" meta:paragraph-count="4" meta:word-count="192" meta:character-count="1157" meta:non-whitespace-character-count="968"/>
  </office:meta>
</office:document-meta>
</file>